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family-generic="system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de">
      <style:text-properties officeooo:paragraph-rsid="000378f7"/>
    </style:style>
    <style:style style:name="P3" style:family="paragraph" style:parent-style-name="Heading_20_1">
      <style:text-properties officeooo:paragraph-rsid="000378f7"/>
    </style:style>
    <style:style style:name="P4" style:family="paragraph" style:parent-style-name="Heading_20_2">
      <style:text-properties officeooo:paragraph-rsid="000378f7"/>
    </style:style>
    <style:style style:name="P5" style:family="paragraph" style:parent-style-name="Réponse">
      <style:text-properties officeooo:paragraph-rsid="000378f7"/>
    </style:style>
    <style:style style:name="P6" style:family="paragraph" style:parent-style-name="Standard" style:master-page-name="MP0">
      <style:paragraph-properties fo:line-height="107%" style:page-number="auto" fo:break-before="page"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  <style:text-properties officeooo:paragraph-rsid="000378f7"/>
    </style:style>
    <style:style style:name="P7" style:family="paragraph" style:parent-style-name="Standard">
      <style:paragraph-properties fo:line-height="107%"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  <style:text-properties officeooo:paragraph-rsid="000378f7"/>
    </style:style>
    <style:style style:name="P8" style:family="paragraph" style:parent-style-name="Standard">
      <style:paragraph-properties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  <style:text-properties officeooo:paragraph-rsid="000378f7"/>
    </style:style>
    <style:style style:name="P9" style:family="paragraph" style:parent-style-name="Standard">
      <style:text-properties fo:font-weight="bold" officeooo:paragraph-rsid="000378f7" style:font-weight-asian="bold" style:font-weight-complex="bold"/>
    </style:style>
    <style:style style:name="P10" style:family="paragraph" style:parent-style-name="Standard">
      <style:text-properties officeooo:paragraph-rsid="000378f7"/>
    </style:style>
    <style:style style:name="P11" style:family="paragraph" style:parent-style-name="Text_20_body">
      <style:text-properties officeooo:paragraph-rsid="000378f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<text:tab/><text:span text:style-name="Police_20_par_20_défaut"><text:span text:style-name="T1">Ressource R1.01 partie 1</text:span></text:span><text:tab/>Université de Bretagne Sud</text:p>
      <text:p text:style-name="P7">Prenom<text:tab/><text:span text:style-name="Police_20_par_20_défaut"><text:span text:style-name="T1">Titre du TP</text:span></text:span><text:tab/>IUT de Vannes</text:p>
      <text:p text:style-name="P8">Groupe<text:tab/><text:span text:style-name="Police_20_par_20_défaut"><text:span text:style-name="T1">Date du rendu</text:span></text:span><text:tab/>BUT Info 1A<text:tab/></text:p>
      <text:p text:style-name="P10"/>
      <text:h text:style-name="P3" text:outline-level="1">Exercice 1</text:h>
      <text:h text:style-name="P4" text:outline-level="2">Question 1</text:h>
      <text:p text:style-name="P9">Sujet</text:p>
      <text:p text:style-name="P10">Le texte du sujet</text:p>
      <text:p text:style-name="P10"/>
      <text:p text:style-name="P9">Réponse</text:p>
      <text:p text:style-name="P5">Utiliser le style Reponse pour avoir le code</text:p>
      <text:p text:style-name="P10"/>
      <text:p text:style-name="P10">Code</text:p>
      <text:p text:style-name="P2">Utiliser le style code pour avoir une chasse fixe ou monochasse, un cadre et un fond grisé</text:p>
      <text:p text:style-name="P2"/>
      <text:p text:style-name="P11"/>
      <text:p text:style-name="P11">Suite du tex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10 Pitch" svg:font-family="'Courier 10 Pitch'" style:font-family-generic="system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Réponse" style:family="paragraph" style:parent-style-name="Standard">
      <style:paragraph-properties fo:text-align="justify" style:justify-single-word="false" fo:hyphenation-ladder-count="no-limit" fo:padding="0.035cm" fo:border="0.26pt solid #000000" style:shadow="none"/>
      <style:text-properties fo:font-size="10.5pt" style:font-size-asian="10.5pt" fo:hyphenate="false" loext:hyphenation-no-caps="false"/>
    </style:style>
    <style:style style:name="Code" style:family="paragraph" style:parent-style-name="Standard">
      <loext:graphic-properties draw:fill="solid" draw:fill-color="#e6e6ff" draw:opacity="100%"/>
      <style:paragraph-properties fo:hyphenation-ladder-count="no-limit" fo:background-color="#e6e6ff" fo:padding="0.035cm" fo:border="0.26pt solid #000000" style:shadow="none"/>
      <style:text-properties style:font-name="Courier 10 Pitch" fo:font-family="'Courier 10 Pitch'" style:font-family-generic="system" style:font-pitch="fixed" fo:font-size="10.5pt" style:font-name-asian="Courier 10 Pitch" style:font-family-asian="'Courier 10 Pitch'" style:font-family-generic-asian="system" style:font-pitch-asian="fixed" style:font-size-asian="10.5pt" style:font-name-complex="Courier 10 Pitch" style:font-family-complex="'Courier 10 Pitch'" style:font-family-generic-complex="system" style:font-pitch-complex="fixe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adam </meta:initial-creator>
    <meta:creation-date>2022-09-09T10:09:00Z</meta:creation-date>
    <dc:date>2022-09-09T14:40:37.485950380</dc:date>
    <meta:editing-cycles>13</meta:editing-cycles>
    <meta:editing-duration>PT1M</meta:editing-duration>
    <meta:document-statistic meta:table-count="0" meta:image-count="0" meta:object-count="0" meta:page-count="1" meta:paragraph-count="13" meta:word-count="63" meta:character-count="324" meta:non-whitespace-character-count="273"/>
    <meta:template xlink:type="simple" xlink:actuate="onRequest" xlink:title="" xlink:href="Normal.dotm"/>
  </office:meta>
</office:document-meta>
</file>